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add.d f7,f1,f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iv.d f8,f7,f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.d f5,v5(r1)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.d f6,v6(r1)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div.d f10,f9,f6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dd.d f11,f8,f10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.d f11,v7(r1)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34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36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06" calcext:value-type="float">
            <text:p>35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46:48.680400336</meta:creation-date>
    <meta:generator>LibreOffice/6.0.7.3$Linux_X86_64 LibreOffice_project/00m0$Build-3</meta:generator>
    <dc:date>2019-02-19T14:04:54.269816536</dc:date>
    <meta:editing-duration>PT6M3S</meta:editing-duration>
    <meta:editing-cycles>1</meta:editing-cycles>
    <meta:document-statistic meta:table-count="1" meta:cell-count="194" meta:object-count="0"/>
  </office:meta>
</office:document-meta>
</file>